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style:rel-width="100%" fo:margin-left="0.0035in" fo:margin-top="0in" fo:margin-bottom="0in" table:align="left" style:writing-mode="lr-tb"/>
    </style:style>
    <style:style style:name="Table1.A" style:family="table-column">
      <style:table-column-properties style:column-width="0.8264in" style:rel-column-width="8336*"/>
    </style:style>
    <style:style style:name="Table1.B" style:family="table-column">
      <style:table-column-properties style:column-width="1.5715in" style:rel-column-width="15852*"/>
    </style:style>
    <style:style style:name="Table1.C" style:family="table-column">
      <style:table-column-properties style:column-width="0.4354in" style:rel-column-width="4391*"/>
    </style:style>
    <style:style style:name="Table1.D" style:family="table-column">
      <style:table-column-properties style:column-width="0.1403in" style:rel-column-width="1416*"/>
    </style:style>
    <style:style style:name="Table1.E" style:family="table-column">
      <style:table-column-properties style:column-width="0.0951in" style:rel-column-width="963*"/>
    </style:style>
    <style:style style:name="Table1.F" style:family="table-column">
      <style:table-column-properties style:column-width="1.25in" style:rel-column-width="12609*"/>
    </style:style>
    <style:style style:name="Table1.G" style:family="table-column">
      <style:table-column-properties style:column-width="0.2708in" style:rel-column-width="2733*"/>
    </style:style>
    <style:style style:name="Table1.H" style:family="table-column">
      <style:table-column-properties style:column-width="0.6306in" style:rel-column-width="6363*"/>
    </style:style>
    <style:style style:name="Table1.I" style:family="table-column">
      <style:table-column-properties style:column-width="1.2757in" style:rel-column-width="12872*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fo:padding-left="0.0042in" fo:padding-right="0.0042in" fo:padding-top="0in" fo:padding-bottom="0in" fo:border="0.5pt solid #000000"/>
    </style:style>
    <style:style style:name="Table1.A30" style:family="table-cell">
      <style:table-cell-properties fo:padding-left="0.0042in" fo:padding-right="0.0042in" fo:padding-top="0in" fo:padding-bottom="0in" fo:border-left="0.5pt solid #000000" fo:border-right="0.5pt solid #000000" fo:border-top="none" fo:border-bottom="0.5pt solid #000000"/>
    </style:style>
    <style:style style:name="Table1.A36" style:family="table-cell">
      <style:table-cell-properties fo:padding-left="0.0042in" fo:padding-right="0.0042in" fo:padding-top="0in" fo:padding-bottom="0in" fo:border-left="0.5pt solid #000000" fo:border-right="0.5pt solid #000000" fo:border-top="0.5pt solid #000000" fo:border-bottom="none"/>
    </style:style>
    <style:style style:name="Table1.A40" style:family="table-cell">
      <style:table-cell-properties style:vertical-align="middle" fo:padding-left="0.0035in" fo:padding-right="0.0035in" fo:padding-top="0.0118in" fo:padding-bottom="0.0118in" fo:border="0.5pt solid #000000"/>
    </style:style>
    <style:style style:name="Table2" style:family="table">
      <style:table-properties style:width="6.496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1.5083in" style:rel-column-width="15217*"/>
    </style:style>
    <style:style style:name="Table2.B" style:family="table-column">
      <style:table-column-properties style:column-width="0.6167in" style:rel-column-width="6219*"/>
    </style:style>
    <style:style style:name="Table2.C" style:family="table-column">
      <style:table-column-properties style:column-width="4.3715in" style:rel-column-width="44099*"/>
    </style:style>
    <style:style style:name="Table2.1" style:family="table-row">
      <style:table-row-properties style:min-row-height="0.1667in" fo:keep-together="auto"/>
    </style:style>
    <style:style style:name="Table2.A1" style:family="table-cell">
      <style:table-cell-properties fo:padding-left="0.0042in" fo:padding-right="0.0042in" fo:padding-top="0in" fo:padding-bottom="0in" fo:border="none"/>
    </style:style>
    <style:style style:name="Table3" style:family="table">
      <style:table-properties style:width="6.4965in" style:rel-width="100%" fo:margin-left="0.0035in" fo:margin-top="0in" fo:margin-bottom="0in" table:align="left" style:writing-mode="lr-tb"/>
    </style:style>
    <style:style style:name="Table3.A" style:family="table-column">
      <style:table-column-properties style:column-width="1.4819in" style:rel-column-width="14948*"/>
    </style:style>
    <style:style style:name="Table3.B" style:family="table-column">
      <style:table-column-properties style:column-width="0.766in" style:rel-column-width="7727*"/>
    </style:style>
    <style:style style:name="Table3.C" style:family="table-column">
      <style:table-column-properties style:column-width="0.7111in" style:rel-column-width="7176*"/>
    </style:style>
    <style:style style:name="Table3.D" style:family="table-column">
      <style:table-column-properties style:column-width="0.2882in" style:rel-column-width="2909*"/>
    </style:style>
    <style:style style:name="Table3.E" style:family="table-column">
      <style:table-column-properties style:column-width="0.1215in" style:rel-column-width="1226*"/>
    </style:style>
    <style:style style:name="Table3.F" style:family="table-column">
      <style:table-column-properties style:column-width="1.1236in" style:rel-column-width="11338*"/>
    </style:style>
    <style:style style:name="Table3.G" style:family="table-column">
      <style:table-column-properties style:column-width="0.075in" style:rel-column-width="760*"/>
    </style:style>
    <style:style style:name="Table3.H" style:family="table-column">
      <style:table-column-properties style:column-width="1.9285in" style:rel-column-width="19451*"/>
    </style:style>
    <style:style style:name="Table3.1" style:family="table-row">
      <style:table-row-properties style:min-row-height="0.1667in" fo:keep-together="auto"/>
    </style:style>
    <style:style style:name="Table3.A1" style:family="table-cell">
      <style:table-cell-properties fo:padding-left="0.0042in" fo:padding-right="0.0042in" fo:padding-top="0in" fo:padding-bottom="0in" fo:border="0.5pt solid #000000"/>
    </style:style>
    <style:style style:name="Table3.A15" style:family="table-cell">
      <style:table-cell-properties fo:padding-left="0.0042in" fo:padding-right="0.0042in" fo:padding-top="0in" fo:padding-bottom="0in" fo:border-left="0.5pt solid #000000" fo:border-right="none" fo:border-top="0.5pt solid #000000" fo:border-bottom="0.5pt solid #000000"/>
    </style:style>
    <style:style style:name="Table3.E15" style:family="table-cell">
      <style:table-cell-properties fo:padding-left="0.0035in" fo:padding-right="0.0035in" fo:padding-top="0.0118in" fo:padding-bottom="0.0118in" fo:border-left="none" fo:border-right="0.5pt solid #000000" fo:border-top="0.5pt solid #000000" fo:border-bottom="0.5pt solid #000000"/>
    </style:style>
    <style:style style:name="Table3.A29" style:family="table-cell">
      <style:table-cell-properties fo:padding-left="0.0042in" fo:padding-right="0.0042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6.4965in" style:rel-width="100%" fo:margin-left="0.0035in" fo:margin-top="0in" fo:margin-bottom="0in" table:align="left" style:writing-mode="lr-tb"/>
    </style:style>
    <style:style style:name="Table4.A" style:family="table-column">
      <style:table-column-properties style:column-width="1.8104in" style:rel-column-width="18264*"/>
    </style:style>
    <style:style style:name="Table4.B" style:family="table-column">
      <style:table-column-properties style:column-width="0.8111in" style:rel-column-width="8185*"/>
    </style:style>
    <style:style style:name="Table4.C" style:family="table-column">
      <style:table-column-properties style:column-width="0.3292in" style:rel-column-width="3323*"/>
    </style:style>
    <style:style style:name="Table4.D" style:family="table-column">
      <style:table-column-properties style:column-width="0.4139in" style:rel-column-width="4175*"/>
    </style:style>
    <style:style style:name="Table4.E" style:family="table-column">
      <style:table-column-properties style:column-width="1.1854in" style:rel-column-width="11960*"/>
    </style:style>
    <style:style style:name="Table4.F" style:family="table-column">
      <style:table-column-properties style:column-width="0.184in" style:rel-column-width="1854*"/>
    </style:style>
    <style:style style:name="Table4.G" style:family="table-column">
      <style:table-column-properties style:column-width="1.7618in" style:rel-column-width="17774*"/>
    </style:style>
    <style:style style:name="Table4.1" style:family="table-row">
      <style:table-row-properties style:min-row-height="0.1667in" fo:keep-together="auto"/>
    </style:style>
    <style:style style:name="Table4.A1" style:family="table-cell">
      <style:table-cell-properties fo:padding-left="0.0042in" fo:padding-right="0.0042in" fo:padding-top="0in" fo:padding-bottom="0in" fo:border="0.5pt solid #000000"/>
    </style:style>
    <style:style style:name="Table4.A18" style:family="table-cell">
      <style:table-cell-properties fo:padding-left="0.0042in" fo:padding-right="0.0042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3937in" style:auto-text-indent="false"/>
    </style:style>
    <style:style style:name="P2" style:family="paragraph" style:parent-style-name="Standard">
      <style:paragraph-properties fo:margin-top="0in" fo:margin-bottom="0in" style:contextual-spacing="false" fo:line-height="100%" fo:orphans="0" fo:widows="0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3937in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text-indent="0.3937in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margin-top="0.1665in" fo:margin-bottom="0.1665in" style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3.7484in" style:auto-text-indent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1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5827in" style:auto-text-indent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3937in" style:auto-text-indent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5" style:family="paragraph" style:parent-style-name="Standard">
      <style:paragraph-properties fo:margin-left="0in" fo:margin-right="0in" fo:margin-top="0in" fo:margin-bottom="0.1665in" style:contextual-spacing="false" fo:line-height="100%" fo:text-align="justify" style:justify-single-word="false" fo:text-indent="0.3937in" style:auto-text-indent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6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9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0pt" officeooo:rsid="0005ab88" officeooo:paragraph-rsid="0005ab88" style:font-name-asian="Times New Roman1" style:font-size-asian="10pt" style:language-asian="ru" style:country-asian="RU" style:font-name-complex="Times New Roman1" style:font-size-complex="10pt"/>
    </style:style>
    <style:style style:name="P20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0pt" style:font-size-asian="10pt" style:font-name-complex="Times New Roman1" style:font-size-complex="10pt"/>
    </style:style>
    <style:style style:name="P21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0pt" fo:language="en" fo:country="US" style:font-name-asian="Times New Roman1" style:font-size-asian="10pt" style:language-asian="ru" style:country-asian="RU" style:font-name-complex="Times New Roman1" style:font-size-complex="10pt"/>
    </style:style>
    <style:style style:name="P22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0pt" officeooo:rsid="000aba1b" officeooo:paragraph-rsid="000aba1b" style:font-name-asian="Times New Roman1" style:font-size-asian="10pt" style:language-asian="ru" style:country-asian="RU" style:font-name-complex="Times New Roman1" style:font-size-complex="10pt"/>
    </style:style>
    <style:style style:name="T1" style:family="text"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T2" style:family="text">
      <style:text-properties style:font-name="Times New Roman" fo:font-size="10pt" officeooo:rsid="0005ab88" style:font-name-asian="Times New Roman1" style:font-size-asian="10pt" style:language-asian="ru" style:country-asian="RU" style:font-name-complex="Times New Roman1" style:font-size-complex="10pt"/>
    </style:style>
    <style:style style:name="T3" style:family="text">
      <style:text-properties style:font-name="Times New Roman" fo:font-size="10pt" officeooo:rsid="000662fd" style:font-name-asian="Times New Roman1" style:font-size-asian="10pt" style:language-asian="ru" style:country-asian="RU" style:font-name-complex="Times New Roman1" style:font-size-complex="10pt"/>
    </style:style>
    <style:style style:name="T4" style:family="text">
      <style:text-properties style:font-name="Times New Roman" fo:font-size="10pt" officeooo:rsid="0006b708" style:font-name-asian="Times New Roman1" style:font-size-asian="10pt" style:language-asian="ru" style:country-asian="RU" style:font-name-complex="Times New Roman1" style:font-size-complex="10pt"/>
    </style:style>
    <style:style style:name="T5" style:family="text">
      <style:text-properties style:font-name="Times New Roman" fo:font-size="10pt" fo:language="en" fo:country="US" style:font-name-asian="Times New Roman1" style:font-size-asian="10pt" style:language-asian="ru" style:country-asian="RU" style:font-name-complex="Times New Roman1" style:font-size-complex="10pt"/>
    </style:style>
    <style:style style:name="T6" style:family="text">
      <style:text-properties officeooo:rsid="0009d341"/>
    </style:style>
    <style:style style:name="T7" style:family="text">
      <style:text-properties officeooo:rsid="000aba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________________________________________</text:p>
      <text:p text:style-name="P10">(наименование регистрирующего органа)</text:p>
      <text:p text:style-name="P9">ЗАЯВЛЕНИЕ<text:line-break/>о государственной регистрации коммерческой организации</text:p>
      <text:p text:style-name="P3">Просим (прошу) произвести государственную регистрацию коммерческой организации:</text:p>
      <text:p text:style-name="P3"> 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9" office:value-type="string">
            <text:p text:style-name="P16">1. Наименование юридического лица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Дата и номер справки о согласовании наименования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– 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Полное наименование на русском языке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9">Общество с органиченной ответственностью «Компсерв консалтинг»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Сокращенное наименование на русском языке (при наличии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9">ООО «Компсерв консалтинг»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Полное наименование на белорусском языке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"><text:span text:style-name="T1"> </text:span><text:span text:style-name="T2">Таварыства з абмежаванай адказнасцю «Кампсерв кансалцiнг»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Сокращенное наименование на белорусском языке (при наличии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"><text:span text:style-name="T1"> </text:span><text:span text:style-name="T2">ТАА «Кампсерв кансалцiнг»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2. Способ создания: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7">Да</text:p>
          </table:table-cell>
          <table:covered-table-cell/>
          <table:table-cell table:style-name="Table1.A1" office:value-type="string">
            <text:p text:style-name="P17">Нет</text:p>
          </table:table-cell>
        </table:table-row>
        <table:table-row table:style-name="Table1.1">
          <table:table-cell table:style-name="Table1.A1" table:number-columns-spanned="6" office:value-type="string">
            <text:p text:style-name="P16">2.1. вновь создаваемое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"><text:span text:style-name="T1"> </text:span><text:span text:style-name="T2">Да</text:span></text:p>
          </table:table-cell>
          <table:covered-table-cell/>
          <table:table-cell table:style-name="Table1.A1" office:value-type="string">
            <text:p text:style-name="P16"> </text:p>
          </table:table-cell>
        </table:table-row>
        <table:table-row table:style-name="Table1.1">
          <table:table-cell table:style-name="Table1.A1" table:number-columns-spanned="6" office:value-type="string">
            <text:p text:style-name="P16">2.2. создание в результате реорганизации в форме выделения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6"> </text:p>
          </table:table-cell>
          <table:covered-table-cell/>
          <table:table-cell table:style-name="Table1.A1" office:value-type="string">
            <text:p text:style-name="P2"><text:span text:style-name="T2">Нет</text:span><text:span text:style-name="T1"> </text:span></text:p>
          </table:table-cell>
        </table:table-row>
        <table:table-row table:style-name="Table1.1">
          <table:table-cell table:style-name="Table1.A1" table:number-columns-spanned="6" office:value-type="string">
            <text:p text:style-name="P16">2.3. создание в результате реорганизации в форме разделения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6"> </text:p>
          </table:table-cell>
          <table:covered-table-cell/>
          <table:table-cell table:style-name="Table1.A1" office:value-type="string">
            <text:p text:style-name="P2"><text:span text:style-name="T1"> </text:span><text:span text:style-name="T2">Нет</text:span></text:p>
          </table:table-cell>
        </table:table-row>
        <table:table-row table:style-name="Table1.1">
          <table:table-cell table:style-name="Table1.A1" table:number-columns-spanned="6" office:value-type="string">
            <text:p text:style-name="P16">2.4. создание в результате реорганизации в форме слияния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6"> </text:p>
          </table:table-cell>
          <table:covered-table-cell/>
          <table:table-cell table:style-name="Table1.A1" office:value-type="string">
            <text:p text:style-name="P2"><text:span text:style-name="T1"> </text:span><text:span text:style-name="T2">Нет</text:span></text:p>
          </table:table-cell>
        </table:table-row>
        <table:table-row table:style-name="Table1.1">
          <table:table-cell table:style-name="Table1.A1" table:number-columns-spanned="6" office:value-type="string">
            <text:p text:style-name="P16">2.5. количество правопредшественников – указать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"><text:span text:style-name="T1"> </text:span><text:span text:style-name="T2">Нет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9" office:value-type="string">
            <text:p text:style-name="P16">по каждому правопредшественнику указать отдельно: 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полное наименование юридических(ого) лиц(а) – правопредшественников(а) на русском языке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–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регистрационный номер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–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9" office:value-type="string">
            <text:p text:style-name="P16">3. Место нахождения юридического лица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Почтовый индекс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Область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"><text:span text:style-name="T1"> </text:span><text:span text:style-name="T2">Минская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Район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–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Сельский Совет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–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Населенный пункт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"><text:span text:style-name="T1"> </text:span><text:span text:style-name="T2">Город Минск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Вид (улица, проспект, переулок и иное) и наименование элемента улично-дорожной сети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"><text:span text:style-name="T1"> </text:span><text:span text:style-name="T2">Проспект Держинского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6">Номер дома</text:p>
          </table:table-cell>
          <table:covered-table-cell/>
          <table:covered-table-cell/>
          <table:table-cell table:style-name="Table1.A1" table:number-columns-spanned="3" office:value-type="string">
            <text:p text:style-name="P19">104</text:p>
          </table:table-cell>
          <table:covered-table-cell/>
          <table:covered-table-cell/>
          <table:table-cell table:style-name="Table1.A1" table:number-columns-spanned="2" office:value-type="string">
            <text:p text:style-name="P16">Корпус</text:p>
          </table:table-cell>
          <table:covered-table-cell/>
          <table:table-cell table:style-name="Table1.A1" office:value-type="string">
            <text:p text:style-name="P19">2</text:p>
          </table:table-cell>
        </table:table-row>
        <table:table-row table:style-name="Table1.1">
          <table:table-cell table:style-name="Table1.A1" table:number-columns-spanned="6" office:value-type="string">
            <text:p text:style-name="P16">Вид (комната, офис, квартира и иное) и номер помещения (для вида помещения «частный дом» не указывается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"><text:span text:style-name="T1"> Офис </text:span><text:span text:style-name="T2">101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Дополнение к адресу*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–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Тип помещения (жилое/нежилое) – указать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нежилое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9" office:value-type="string">
            <text:p text:style-name="P16">Контактные телефоны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Код</text:p>
          </table:table-cell>
          <table:table-cell table:style-name="Table1.A1" table:number-columns-spanned="2" office:value-type="string">
            <text:p text:style-name="P2"><text:span text:style-name="T1"> </text:span><text:span text:style-name="T2">+37529</text:span></text:p>
          </table:table-cell>
          <table:covered-table-cell/>
          <table:table-cell table:style-name="Table1.A1" table:number-columns-spanned="3" office:value-type="string">
            <text:p text:style-name="P16">Номер</text:p>
          </table:table-cell>
          <table:covered-table-cell/>
          <table:covered-table-cell/>
          <table:table-cell table:style-name="Table1.A1" table:number-columns-spanned="3" office:value-type="string">
            <text:p text:style-name="P16"> 4567890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Код</text:p>
          </table:table-cell>
          <table:table-cell table:style-name="Table1.A1" table:number-columns-spanned="2" office:value-type="string">
            <text:p text:style-name="P16"> –</text:p>
          </table:table-cell>
          <table:covered-table-cell/>
          <table:table-cell table:style-name="Table1.A1" table:number-columns-spanned="3" office:value-type="string">
            <text:p text:style-name="P16">Номер</text:p>
          </table:table-cell>
          <table:covered-table-cell/>
          <table:covered-table-cell/>
          <table:table-cell table:style-name="Table1.A1" table:number-columns-spanned="3" office:value-type="string">
            <text:p text:style-name="P16">– </text:p>
          </table:table-cell>
          <table:covered-table-cell/>
          <table:covered-table-cell/>
        </table:table-row>
        <table:table-row table:style-name="Table1.1">
          <table:table-cell table:style-name="Table1.A30" table:number-columns-spanned="9" office:value-type="string">
            <text:p text:style-name="P16">4. Размер уставного фонда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7">Вид вклад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7">Сумма</text:p>
          </table:table-cell>
          <table:covered-table-cell/>
        </table:table-row>
        <table:table-row table:style-name="Table1.1">
          <table:table-cell table:style-name="Table1.A1" table:number-columns-spanned="7" office:value-type="string">
            <text:p text:style-name="P16">Денежный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"><text:span text:style-name="T1"> </text:span><text:span text:style-name="T2">100</text:span></text:p>
          </table:table-cell>
          <table:covered-table-cell/>
        </table:table-row>
        <table:table-row table:style-name="Table1.1">
          <table:table-cell table:style-name="Table1.A1" table:number-columns-spanned="7" office:value-type="string">
            <text:p text:style-name="P16">Неденежный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6"> </text:p>
          </table:table-cell>
          <table:covered-table-cell/>
        </table:table-row>
        <table:table-row table:style-name="Table1.1">
          <table:table-cell table:style-name="Table1.A1" table:number-columns-spanned="7" office:value-type="string">
            <text:p text:style-name="P16">Всег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6"> <text:span text:style-name="T6">100</text:span></text:p>
          </table:table-cell>
          <table:covered-table-cell/>
        </table:table-row>
        <table:table-row table:style-name="Table1.1">
          <table:table-cell table:style-name="Table1.A1" table:number-columns-spanned="4" office:value-type="string">
            <text:p text:style-name="P16">Количество акций (для акционерных обществ) – указать</text:p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16"> 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6" table:number-columns-spanned="4" office:value-type="string">
            <text:p text:style-name="P16">Стоимость одной акции (для акционерных обществ) – указать</text:p>
          </table:table-cell>
          <table:covered-table-cell/>
          <table:covered-table-cell/>
          <table:covered-table-cell/>
          <table:table-cell table:style-name="Table1.A36" table:number-columns-spanned="5" office:value-type="string">
            <text:p text:style-name="P16"> 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5. Количество учредителей – указать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"><text:span text:style-name="T1"> </text:span><text:span text:style-name="T2">1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9" office:value-type="string">
            <text:p text:style-name="P16">Сведения о собственнике имущества (учредителях) юридического лица (заполняется каждым из них соответствующий лист А или Б)*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rows-spanned="2" table:number-columns-spanned="3" office:value-type="string">
            <text:p text:style-name="P16">6. Основной вид экономической деятельности***</text:p>
          </table:table-cell>
          <table:covered-table-cell/>
          <table:covered-table-cell/>
          <table:table-cell table:style-name="Table1.A1" table:number-columns-spanned="3" office:value-type="string">
            <text:p text:style-name="P16">Код ОКЭД</text:p>
          </table:table-cell>
          <table:covered-table-cell/>
          <table:covered-table-cell/>
          <table:table-cell table:style-name="Table1.A1" table:number-columns-spanned="3" office:value-type="string">
            <text:p text:style-name="P17">Наименование</text:p>
          </table:table-cell>
          <table:covered-table-cell/>
          <table:covered-table-cell/>
        </table:table-row>
        <table:table-row table:style-name="Table1.1">
          <table:covered-table-cell table:style-name="Table1.A40"/>
          <table:covered-table-cell/>
          <table:covered-table-cell/>
          <table:table-cell table:style-name="Table1.A1" table:number-columns-spanned="3" office:value-type="string">
            <text:p text:style-name="P16"> 62010</text:p>
          </table:table-cell>
          <table:covered-table-cell/>
          <table:covered-table-cell/>
          <table:table-cell table:style-name="Table1.A1" table:number-columns-spanned="3" office:value-type="string">
            <text:p text:style-name="P20">Деятельность в области компьютерного программирования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9" office:value-type="string">
            <text:p text:style-name="P16">7. Сведения о руководителе (ином лице, уполномоченном в соответствии с учредительными документами действовать от имени организации) (заполняются, если такие сведения имеются)****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table:number-columns-spanned="6" office:value-type="string">
            <text:p text:style-name="P16">7.1. Регистрационный номер (в случае если в качестве руководителя (иного лица, уполномоченного в соответствии с учредительными документами действовать от имени организации) выступает индивидуальный предприниматель – управляющий, юридическое лицо – управляющая организация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7.2. Полное наименование юридического лица (в случае если в качестве руководителя (иного лица, уполномоченного в соответствии с учредительными документами действовать от имени организации) выступает юридическое лицо – управляющая организация)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7.3. Фамилия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Точило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Собственное имя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Олег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Отчество (если таковое имеется)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Вячеславович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Дата рождения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"><text:span text:style-name="T1"> 15</text:span><text:span text:style-name="T2">/</text:span><text:span text:style-name="T1">11/2003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Место рождения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г. Полоцк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9" office:value-type="string">
            <text:p text:style-name="P16">7.4. Данные документа, удостоверяющего личность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Вид документа, удостоверяющего личность (паспорт, вид на жительство и иное)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паспорт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Серия (при наличии) и номер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ВМ2583260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Дата выдачи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12/07/2018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Наименование либо код государственного органа, выдавшего документ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Полоцкий РОВД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Идентификационный номер (при наличии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7568808АРВ001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Срок действия документа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12,07,2028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9" office:value-type="string">
            <text:p text:style-name="P16">7.5. Место жительства***** (место нахождения – для юридического лица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Наименование страны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Беларусь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Почтовый индекс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20006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Область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Район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Сельский Совет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Населенный пункт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Г. Минск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Вид (улица, проспект, переулок и иное) и наименование элемента улично-дорожной сети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улица <text:span text:style-name="T7">Чюрлёниса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6">Номер дома</text:p>
          </table:table-cell>
          <table:covered-table-cell/>
          <table:table-cell table:style-name="Table1.A1" table:number-columns-spanned="4" office:value-type="string">
            <text:p text:style-name="P16"> 1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6">Корпус</text:p>
          </table:table-cell>
          <table:covered-table-cell/>
          <table:table-cell table:style-name="Table1.A1" office:value-type="string">
            <text:p text:style-name="P16">а</text:p>
          </table:table-cell>
        </table:table-row>
        <table:table-row table:style-name="Table1.1">
          <table:table-cell table:style-name="Table1.A1" table:number-columns-spanned="6" office:value-type="string">
            <text:p text:style-name="P16">Вид (комната, офис, квартира и иное) и номер помещения (для вида помещения «частный дом» не указывается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2">Комната 2301В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Дополнение к адресу*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9" office:value-type="string">
            <text:p text:style-name="P16">Контактные телефоны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6">Служебный</text:p>
          </table:table-cell>
          <table:covered-table-cell/>
          <table:table-cell table:style-name="Table1.A1" table:number-columns-spanned="3" office:value-type="string">
            <text:p text:style-name="P16">Код</text:p>
          </table:table-cell>
          <table:covered-table-cell/>
          <table:covered-table-cell/>
          <table:table-cell table:style-name="Table1.A1" office:value-type="string">
            <text:p text:style-name="P16"> </text:p>
          </table:table-cell>
          <table:table-cell table:style-name="Table1.A1" table:number-columns-spanned="2" office:value-type="string">
            <text:p text:style-name="P16">Номер</text:p>
          </table:table-cell>
          <table:covered-table-cell/>
          <table:table-cell table:style-name="Table1.A1" office:value-type="string">
            <text:p text:style-name="P16"> </text:p>
          </table:table-cell>
        </table:table-row>
        <table:table-row table:style-name="Table1.1">
          <table:table-cell table:style-name="Table1.A1" table:number-columns-spanned="2" office:value-type="string">
            <text:p text:style-name="P16">Домашний</text:p>
          </table:table-cell>
          <table:covered-table-cell/>
          <table:table-cell table:style-name="Table1.A1" table:number-columns-spanned="3" office:value-type="string">
            <text:p text:style-name="P16">Код</text:p>
          </table:table-cell>
          <table:covered-table-cell/>
          <table:covered-table-cell/>
          <table:table-cell table:style-name="Table1.A1" office:value-type="string">
            <text:p text:style-name="P16"> </text:p>
          </table:table-cell>
          <table:table-cell table:style-name="Table1.A1" table:number-columns-spanned="2" office:value-type="string">
            <text:p text:style-name="P16">Номер</text:p>
          </table:table-cell>
          <table:covered-table-cell/>
          <table:table-cell table:style-name="Table1.A1" office:value-type="string">
            <text:p text:style-name="P16"> </text:p>
          </table:table-cell>
        </table:table-row>
        <table:table-row table:style-name="Table1.1">
          <table:table-cell table:style-name="Table1.A1" table:number-columns-spanned="2" office:value-type="string">
            <text:p text:style-name="P16">Мобильная связь</text:p>
          </table:table-cell>
          <table:covered-table-cell/>
          <table:table-cell table:style-name="Table1.A1" table:number-columns-spanned="3" office:value-type="string">
            <text:p text:style-name="P16">Код</text:p>
          </table:table-cell>
          <table:covered-table-cell/>
          <table:covered-table-cell/>
          <table:table-cell table:style-name="Table1.A1" office:value-type="string">
            <text:p text:style-name="P16"> <text:span text:style-name="T7">+375</text:span>33</text:p>
          </table:table-cell>
          <table:table-cell table:style-name="Table1.A1" table:number-columns-spanned="2" office:value-type="string">
            <text:p text:style-name="P16">Номер</text:p>
          </table:table-cell>
          <table:covered-table-cell/>
          <table:table-cell table:style-name="Table1.A1" office:value-type="string">
            <text:p text:style-name="P16">3476535 </text:p>
          </table:table-cell>
        </table:table-row>
        <table:table-row table:style-name="Table1.1">
          <table:table-cell table:style-name="Table1.A1" table:number-columns-spanned="6" office:value-type="string">
            <text:p text:style-name="P16">7.6. Наименование документа, подтверждающего полномочия: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"><text:span text:style-name="T1"> </text:span><text:span text:style-name="T4">Протокол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Дата и номер документа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"><text:span text:style-name="T1"> </text:span><text:span text:style-name="T4">15.01.2024 № 2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Дата начала полномочий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"><text:span text:style-name="T1"> </text:span><text:span text:style-name="T4">1.16.2024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Дата окончания полномочий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"><text:span text:style-name="T1"> </text:span><text:span text:style-name="T4">1.15.2029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8. Наименование банка (небанковской кредитно-финансовой организации) либо его обособленного подразделения******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6"> 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6">Валюта счета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1"/>
          </table:table-cell>
          <table:covered-table-cell/>
          <table:covered-table-cell/>
        </table:table-row>
      </table:table>
      <text:p text:style-name="P3"> </text:p>
      <text:p text:style-name="P3">Мною (нами) подтверждается, что:</text:p>
      <text:p text:style-name="P3">представленный устав (учредительный договор – для коммерческой организации, действующей только на основании учредительного договора) соответствует определенным законодательством требованиям для юридического лица данной организационно-правовой формы;</text:p>
      <text:p text:style-name="P3">электронная копия устава (учредительного договора – для коммерческой организации, действующей только на основании учредительного договора) соответствует оригиналу на бумажном носителе;</text:p>
      <text:p text:style-name="P3">сведения, содержащиеся в представленных для государственной регистрации документах, в том числе в заявлении, достоверны;</text:p>
      <text:p text:style-name="P3">установленный порядок создания юридического лица соблюден, в том числе получено согласование с антимонопольным органом в случаях, установленных законодательными актами;</text:p>
      <text:p text:style-name="P3"><text:soft-page-break/>на дату государственной регистрации юридического лица, создаваемого в результате реорганизации юридического лица, включенного в план выборочных проверок, проведена (завершена) выборочная проверка в отношении соответствующего юридического лица, включенного в план выборочных проверок;</text:p>
      <text:p text:style-name="P3">на дату государственной регистрации учредители юридического лица, создаваемого в форме акционерного общества или государственного объединения, не имеют ограничений для государственной регистрации коммерческой организации, установленных законодательством.</text:p>
      <text:p text:style-name="P3">Предупрежден(ы) о том, что в соответствии с частями первой–третьей и абзацем вторым части четвертой пункта 26 Положения о государственной регистрации субъектов хозяйствования:</text:p>
      <text:p text:style-name="P3">собственник имущества, учредители коммерческой организации несут ответственность за достоверность сведений, указанных в документах, представленных для государственной регистрации;</text:p>
      <text:p text:style-name="P3">государственная регистрация коммерческой организации, осуществленная на основании заведомо ложных сведений, представленных в регистрирующий орган, может быть признана недействительной по решению суда, рассматривающего экономические дела;</text:p>
      <text:p text:style-name="P3">признание недействительной государственной регистрации созданной коммерческой организации, в том числе созданной в результате реорганизации в форме выделения, разделения либо слияния, влечет взыскание полученных коммерческой организацией доходов в местный бюджет и ее ликвидацию. При этом взыскание доходов осуществляется независимо от срока, прошедшего со дня такой регистрации, и за весь период осуществления деятельности.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__________________</text:p>
          </table:table-cell>
          <table:table-cell table:style-name="Table2.A1" office:value-type="string">
            <text:p text:style-name="P4"> </text:p>
          </table:table-cell>
          <table:table-cell table:style-name="Table2.A1" office:value-type="string">
            <text:p text:style-name="P7">____________________________Точило Олег Вячеславович_</text:p>
          </table:table-cell>
        </table:table-row>
        <table:table-row table:style-name="Table2.1">
          <table:table-cell table:style-name="Table2.A1" office:value-type="string">
            <text:p text:style-name="P17">(подпись)*******</text:p>
          </table:table-cell>
          <table:table-cell table:style-name="Table2.A1" office:value-type="string">
            <text:p text:style-name="P11"> </text:p>
          </table:table-cell>
          <table:table-cell table:style-name="Table2.A1" office:value-type="string">
            <text:p text:style-name="P17">(фамилия, собственное имя, отчество (если таковое имеется))********</text:p>
          </table:table-cell>
        </table:table-row>
      </table:table>
      <text:p text:style-name="P5">______08,09,2024_</text:p>
      <text:p text:style-name="P12">(дата)</text:p>
      <text:p text:style-name="P3"> </text:p>
      <text:p text:style-name="P13">______________________________</text:p>
      <text:p text:style-name="P14">*Заполняется при невозможности указать конкретные сведения о населенном пункте, здании, помещении.</text:p>
      <text:p text:style-name="P14">**Не заполняется для акционерных обществ, государственных объединений.</text:p>
      <text:p text:style-name="P14">***Указывается вид экономической деятельности, предполагаемый к осуществлению в качестве основного в соответствии с общегосударственным классификатором Республики Беларусь ОКРБ 005-2011 «Виды экономической деятельности», утвержденным постановлением Государственного комитета по стандартизации Республики Беларусь от 5 декабря 2011 г. № 85. Код указывается на уровне пяти знаков.</text:p>
      <text:p text:style-name="P14">****Пункт 7 заявления является обязательным к заполнению в случае заполнения пункта 8.</text:p>
      <text:p text:style-name="P14">*****Для граждан Республики Беларусь, иностранных граждан и лиц без гражданства, постоянно проживающих на территории Республики Беларусь, указывается в соответствии с данными регистрационного учета.</text:p>
      <text:p text:style-name="P14">******Пункт 8 заявления заполняется в случае, если при прохождении процедуры государственной регистрации собственник имущества, учредители юридического лица инициируют направление регистрирующим органом в банк, небанковскую кредитно-финансовую организацию информации, необходимой для открытия создаваемому юридическому лицу текущего (расчетного) банковского счета. При этом документы, предусмотренные абзацами вторым и третьим части первой подпункта 2.3 пункта 2 Декрета Президента Республики Беларусь от 16 января 2009 г. № 1 «О государственной регистрации и ликвидации (прекращении деятельности) субъектов хозяйствования», юридическим лицом в банк, небанковскую кредитно-финансовую организацию не представляются.</text:p>
      <text:p text:style-name="P1"><text:span text:style-name="T1">*******Заявление подписывается в присутствии уполномоченного сотрудника регистрирующего органа (нотариуса – в случае представления документов в регистрирующий орган нотариусом) собственником имущества, всеми учредителями создаваемого юридического лица либо лицом(ами), уполномоченным(и) в установленном порядке на подписание заявления, либо подлинность подписи(ей) заявителя(ей) должна быть засвидетельствована нотариально. Если количество учредителей коммерческой организации более трех, они вправе уполномочить одного из них на подписание заявления, о чем должно быть указано в документе, подтверждающем намерения о создании коммерческой организации. Если собственником имущества, учредителем создаваемого юридического лица является физическое лицо, заявление о государственной регистрации может быть подписано иным физическим лицом, </text:span><text:soft-page-break/><text:span text:style-name="T1">уполномоченным в соответствии с нотариально удостоверенной доверенностью действовать от имени этого собственника имущества или учредителя. Если собственником имущества, учредителем выступает юридическое лицо, заявление о государственной регистрации подписывает руководитель этого юридического лица или иное лицо, уполномоченное в соответствии с уставом (учредительным договором – для коммерческой организации, действующей только на основании учредительного договора) или доверенностью действовать от имени этого юридического лица.</text:span></text:p>
      <text:p text:style-name="P14">********Фамилия, собственное имя, отчество (если таковое имеется) указываются полностью.</text:p>
      <text:p text:style-name="P6"/>
      <text:p text:style-name="P6">Лист А</text:p>
      <text:p text:style-name="P6">Сведения о собственнике имущества (учредителе) – физическом лице</text:p>
      <text:p text:style-name="P6">(заполняется на собственника имущества (каждого учредителя))</text:p>
      <text:p text:style-name="P3"> 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table:number-columns-spanned="5" office:value-type="string">
            <text:p text:style-name="P16">Фамилия 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16"> Точило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5" office:value-type="string">
            <text:p text:style-name="P16">Собственное имя 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16"> Олег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5" office:value-type="string">
            <text:p text:style-name="P16">Отчество (если таковое имеется)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16"> Вячеславович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5" office:value-type="string">
            <text:p text:style-name="P16">Пол (мужской/женский) – указать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2"><text:span text:style-name="T1">м</text:span><text:span text:style-name="T3">ужской</text:span>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5" office:value-type="string">
            <text:p text:style-name="P16">Дата рождения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16"> 15112003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5" office:value-type="string">
            <text:p text:style-name="P16">Место рождения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16"> г. Полоцк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8" office:value-type="string">
            <text:p text:style-name="P16">1. Данные документа, удостоверяющего личность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5" office:value-type="string">
            <text:p text:style-name="P16">Вид документа, удостоверяющего личность (паспорт, вид на жительство и иное)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16"> паспорт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5" office:value-type="string">
            <text:p text:style-name="P16">Серия (при наличии) и номер 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16"> ВМ2583260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5" office:value-type="string">
            <text:p text:style-name="P16">Дата выдачи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16"> 12,07,2018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5" office:value-type="string">
            <text:p text:style-name="P16">Наименование либо код государственного органа, выдавшего документ 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16"> Полоцкий РОВД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5" office:value-type="string">
            <text:p text:style-name="P16">Идентификационный номер (при наличии)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16"> 7568808АРВ001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5" office:value-type="string">
            <text:p text:style-name="P16">Срок действия документа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16"> 12,07,2028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8" office:value-type="string">
            <text:p text:style-name="P16">2. Место жительства*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5" table:number-columns-spanned="4" office:value-type="string">
            <text:p text:style-name="P16">Наименование страны</text:p>
          </table:table-cell>
          <table:covered-table-cell/>
          <table:covered-table-cell/>
          <table:covered-table-cell/>
          <table:table-cell table:style-name="Table3.E15" table:number-columns-spanned="4" office:value-type="string">
            <text:p text:style-name="P16">Беларусь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5" office:value-type="string">
            <text:p text:style-name="P16">Почтовый индекс 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16"> 220006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5" office:value-type="string">
            <text:p text:style-name="P16">Область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16"> 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5" office:value-type="string">
            <text:p text:style-name="P16">Район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16"> 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5" office:value-type="string">
            <text:p text:style-name="P16">Сельский Совет 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16"> 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5" office:value-type="string">
            <text:p text:style-name="P16">Населенный пункт 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16"> г. Минск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5" office:value-type="string">
            <text:p text:style-name="P16">Вид (улица, проспект, переулок и иное) и наименование элемента улично-дорожной сети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16"> улица Свердлова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6">Номер дома</text:p>
          </table:table-cell>
          <table:table-cell table:style-name="Table3.A1" table:number-columns-spanned="4" office:value-type="string">
            <text:p text:style-name="P16"> 13</text:p>
          </table:table-cell>
          <table:covered-table-cell/>
          <table:covered-table-cell/>
          <table:covered-table-cell/>
          <table:table-cell table:style-name="Table3.A1" office:value-type="string">
            <text:p text:style-name="P16">Корпус</text:p>
          </table:table-cell>
          <table:table-cell table:style-name="Table3.A1" table:number-columns-spanned="2" office:value-type="string">
            <text:p text:style-name="P16"> а</text:p>
          </table:table-cell>
          <table:covered-table-cell/>
        </table:table-row>
        <table:table-row table:style-name="Table3.1">
          <table:table-cell table:style-name="Table3.A1" table:number-columns-spanned="5" office:value-type="string">
            <text:p text:style-name="P16">Вид (квартира, комната, частный дом) и номер помещения (для вида помещения «частный дом» не указывается)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16"> комната 101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8" office:value-type="string">
            <text:p text:style-name="P16">Контактные телефоны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6">Служебный</text:p>
          </table:table-cell>
          <table:table-cell table:style-name="Table3.A1" office:value-type="string">
            <text:p text:style-name="P16">Код</text:p>
          </table:table-cell>
          <table:table-cell table:style-name="Table3.A1" table:number-columns-spanned="3" office:value-type="string">
            <text:p text:style-name="P16"> </text:p>
          </table:table-cell>
          <table:covered-table-cell/>
          <table:covered-table-cell/>
          <table:table-cell table:style-name="Table3.A1" office:value-type="string">
            <text:p text:style-name="P16">Номер</text:p>
          </table:table-cell>
          <table:table-cell table:style-name="Table3.A1" table:number-columns-spanned="2" office:value-type="string">
            <text:p text:style-name="P16"> 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6">Домашний</text:p>
          </table:table-cell>
          <table:table-cell table:style-name="Table3.A1" office:value-type="string">
            <text:p text:style-name="P16">Код</text:p>
          </table:table-cell>
          <table:table-cell table:style-name="Table3.A1" table:number-columns-spanned="3" office:value-type="string">
            <text:p text:style-name="P16"> </text:p>
          </table:table-cell>
          <table:covered-table-cell/>
          <table:covered-table-cell/>
          <table:table-cell table:style-name="Table3.A1" office:value-type="string">
            <text:p text:style-name="P16">Номер</text:p>
          </table:table-cell>
          <table:table-cell table:style-name="Table3.A1" table:number-columns-spanned="2" office:value-type="string">
            <text:p text:style-name="P16"> 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6">Мобильная связь</text:p>
          </table:table-cell>
          <table:table-cell table:style-name="Table3.A1" office:value-type="string">
            <text:p text:style-name="P16">Код</text:p>
          </table:table-cell>
          <table:table-cell table:style-name="Table3.A1" table:number-columns-spanned="3" office:value-type="string">
            <text:p text:style-name="P16"> 33</text:p>
          </table:table-cell>
          <table:covered-table-cell/>
          <table:covered-table-cell/>
          <table:table-cell table:style-name="Table3.A1" office:value-type="string">
            <text:p text:style-name="P16">Номер</text:p>
          </table:table-cell>
          <table:table-cell table:style-name="Table3.A1" table:number-columns-spanned="2" office:value-type="string">
            <text:p text:style-name="P16">3476535 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6">E-mail</text:p>
          </table:table-cell>
          <table:table-cell table:style-name="Table3.A1" table:number-columns-spanned="7" office:value-type="string">
            <text:p text:style-name="P2"><text:span text:style-name="T1"> </text:span><text:a xlink:type="simple" xlink:href="mailto:tochilo.oleg@gmail.com" text:style-name="Internet_20_link" text:visited-style-name="Visited_20_Internet_20_Link"><text:span text:style-name="Internet_20_link"><text:span text:style-name="T5">tochilo.oleg@gmail.com</text:span>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9" table:number-columns-spanned="8" office:value-type="string">
            <text:p text:style-name="P16">3. Размер вклада в уставном фонде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17">Вид вклад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p text:style-name="P17">Сумма</text:p>
          </table:table-cell>
        </table:table-row>
        <table:table-row table:style-name="Table3.1">
          <table:table-cell table:style-name="Table3.A1" table:number-columns-spanned="7" office:value-type="string">
            <text:p text:style-name="P16">Денежный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p text:style-name="P2"><text:span text:style-name="T1"> </text:span><text:span text:style-name="T4">100</text:span></text:p>
          </table:table-cell>
        </table:table-row>
        <table:table-row table:style-name="Table3.1">
          <table:table-cell table:style-name="Table3.A1" table:number-columns-spanned="7" office:value-type="string">
            <text:p text:style-name="P16">Неденежны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p text:style-name="P16"> 0</text:p>
          </table:table-cell>
        </table:table-row>
        <table:table-row table:style-name="Table3.1">
          <table:table-cell table:style-name="Table3.A1" table:number-columns-spanned="7" office:value-type="string">
            <text:p text:style-name="P16">Всег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p text:style-name="P2"><text:span text:style-name="T1"> </text:span><text:span text:style-name="T4">100</text:span></text:p>
          </table:table-cell>
        </table:table-row>
        <table:table-row table:style-name="Table3.1">
          <table:table-cell table:style-name="Table3.A1" table:number-columns-spanned="3" office:value-type="string">
            <text:p text:style-name="P16">Размер доли в уставном фонде (указывается в виде дроби либо в %)</text:p>
          </table:table-cell>
          <table:covered-table-cell/>
          <table:covered-table-cell/>
          <table:table-cell table:style-name="Table3.A1" table:number-columns-spanned="5" office:value-type="string">
            <text:p text:style-name="P16"> 1/1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3" office:value-type="string">
            <text:p text:style-name="P16">Страна происхождения иностранного инвестора (для собственника имущества (учредителя) коммерческой организации с участием иностранных инвесторов)</text:p>
          </table:table-cell>
          <table:covered-table-cell/>
          <table:covered-table-cell/>
          <table:table-cell table:style-name="Table3.A1" table:number-columns-spanned="5" office:value-type="string">
            <text:p text:style-name="P16"> </text:p>
          </table:table-cell>
          <table:covered-table-cell/>
          <table:covered-table-cell/>
          <table:covered-table-cell/>
          <table:covered-table-cell/>
        </table:table-row>
      </table:table>
      <text:p text:style-name="P3"> </text:p>
      <text:p text:style-name="P3">Подтверждаю, что:</text:p>
      <text:p text:style-name="P3">не имею непогашенной или неснятой судимости за преступления против собственности и порядка осуществления экономической деятельности;</text:p>
      <text:p text:style-name="P3"><text:soft-page-break/>не имею неисполненного вступившего в законную силу судебного постановления о взыскании денежных средств и (или) обращении взыскания на иное имущество, исполнительной надписи о взыскании с физических лиц, в том числе с индивидуальных предпринимателей, налогов, сборов (пошлин) и пеней, задолженности по обязательным страховым взносам и пеням в бюджет государственного внебюджетного фонда социальной защиты населения Республики Беларусь;</text:p>
      <text:p text:style-name="P3">на дату государственной регистрации не являюсь собственником имущества (участником), руководителем коммерческой организации, в отношении которой принято решение о ликвидации, но процесс ее ликвидации не завершен;</text:p>
      <text:p text:style-name="P3">на дату государственной регистрации не являюсь собственником имущества (участником), руководителем юридического лица, в отношении которого судом, рассматривающим экономические дела, вынесено определение об открытии конкурсного производства и подготовке дела об экономической несостоятельности (банкротстве) к судебному разбирательству или определение об открытии конкурсного производства в деле о несостоятельности или банкротстве;</text:p>
      <text:p text:style-name="P3">на дату государственной регистрации не являлся собственником имущества (участником) юридического лица, индивидуальным предпринимателем, задолженность которого была признана безнадежным долгом и списана в соответствии с законодательными актами, с даты исключения которого из Единого государственного регистра юридических лиц и индивидуальных предпринимателей прошло менее трех лет;</text:p>
      <text:p text:style-name="P3">на дату государственной регистрации не являлся собственником имущества (участником), руководителем юридического лица – должника, признанного экономически несостоятельным (банкротом) или банкротом, с даты исключения которого из Единого государственного регистра юридических лиц и индивидуальных предпринимателей прошло менее года;</text:p>
      <text:p text:style-name="P3">не имею ограничений на обращение за государственной регистрацией в связи с признанием государственной регистрации недействительной;</text:p>
      <text:p text:style-name="P3">законодательством либо судом не установлены иные запреты и ограничения на обращение за государственной регистрацией.</text:p>
      <text:p text:style-name="P3"> </text:p>
      <text:p text:style-name="P6">________Точило Олег Вячеславович_________</text:p>
      <text:p text:style-name="P18">(фамилия, собственное имя, отчество (если таковое имеется))**</text:p>
      <text:p text:style-name="P6">__________________________________</text:p>
      <text:p text:style-name="P18">(подпись)***</text:p>
      <text:p text:style-name="P6">_____08,09,2024_____</text:p>
      <text:p text:style-name="P18">(дата)</text:p>
      <text:p text:style-name="P13">______________________________</text:p>
      <text:p text:style-name="P14">*Для граждан Республики Беларусь, иностранных граждан и лиц без гражданства, постоянно проживающих на территории Республики Беларусь, указывается в соответствии с данными регистрационного учета.</text:p>
      <text:p text:style-name="P14">**Фамилия, собственное имя, отчество (если таковое имеется) указываются полностью.</text:p>
      <text:p text:style-name="P15">***Лист А подписывается собственником имущества (учредителем) создаваемого юридического лица либо иным физическим лицом, уполномоченным в соответствии с нотариально удостоверенной доверенностью действовать от имени этого собственника имущества (учредителя), в присутствии уполномоченного сотрудника регистрирующего органа (нотариуса – в случае представления документов в регистрирующий орган нотариусом), либо подлинность подписи заявителя должна быть засвидетельствована нотариально.</text:p>
      <text:p text:style-name="P6">Лист Б</text:p>
      <text:p text:style-name="P6">Сведения о собственнике имущества (учредителе) – юридическом лице</text:p>
      <text:p text:style-name="P6">(заполняется на собственника имущества* (каждого учредителя))</text:p>
      <text:p text:style-name="P3"> 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table:number-columns-spanned="4" office:value-type="string">
            <text:p text:style-name="P16">Полное наименование на русском языке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16"> </text:p>
          </table:table-cell>
          <table:covered-table-cell/>
          <table:covered-table-cell/>
        </table:table-row>
        <table:table-row table:style-name="Table4.1">
          <table:table-cell table:style-name="Table4.A1" table:number-columns-spanned="4" office:value-type="string">
            <text:p text:style-name="P16">Регистрационный или иной идентификационный номер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16"> </text:p>
          </table:table-cell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16">1. Место нахождения: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4" office:value-type="string">
            <text:p text:style-name="P16">Наименование страны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16"> </text:p>
          </table:table-cell>
          <table:covered-table-cell/>
          <table:covered-table-cell/>
        </table:table-row>
        <table:table-row table:style-name="Table4.1">
          <table:table-cell table:style-name="Table4.A1" table:number-columns-spanned="4" office:value-type="string">
            <text:p text:style-name="P16">Почтовый индекс 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16"> </text:p>
          </table:table-cell>
          <table:covered-table-cell/>
          <table:covered-table-cell/>
        </table:table-row>
        <text:soft-page-break/>
        <table:table-row table:style-name="Table4.1">
          <table:table-cell table:style-name="Table4.A1" table:number-columns-spanned="4" office:value-type="string">
            <text:p text:style-name="P16">Область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16"> </text:p>
          </table:table-cell>
          <table:covered-table-cell/>
          <table:covered-table-cell/>
        </table:table-row>
        <table:table-row table:style-name="Table4.1">
          <table:table-cell table:style-name="Table4.A1" table:number-columns-spanned="4" office:value-type="string">
            <text:p text:style-name="P16">Район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16"> </text:p>
          </table:table-cell>
          <table:covered-table-cell/>
          <table:covered-table-cell/>
        </table:table-row>
        <table:table-row table:style-name="Table4.1">
          <table:table-cell table:style-name="Table4.A1" table:number-columns-spanned="4" office:value-type="string">
            <text:p text:style-name="P16">Сельский Совет 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16"> </text:p>
          </table:table-cell>
          <table:covered-table-cell/>
          <table:covered-table-cell/>
        </table:table-row>
        <table:table-row table:style-name="Table4.1">
          <table:table-cell table:style-name="Table4.A1" table:number-columns-spanned="4" office:value-type="string">
            <text:p text:style-name="P16">Населенный пункт 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16"> </text:p>
          </table:table-cell>
          <table:covered-table-cell/>
          <table:covered-table-cell/>
        </table:table-row>
        <table:table-row table:style-name="Table4.1">
          <table:table-cell table:style-name="Table4.A1" table:number-columns-spanned="4" office:value-type="string">
            <text:p text:style-name="P16">Вид (улица, проспект, переулок и иное) и наименование элемента улично-дорожной сети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16"> 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6">Номер дома</text:p>
          </table:table-cell>
          <table:table-cell table:style-name="Table4.A1" table:number-columns-spanned="3" office:value-type="string">
            <text:p text:style-name="P16"> </text:p>
          </table:table-cell>
          <table:covered-table-cell/>
          <table:covered-table-cell/>
          <table:table-cell table:style-name="Table4.A1" table:number-columns-spanned="2" office:value-type="string">
            <text:p text:style-name="P16">Корпус</text:p>
          </table:table-cell>
          <table:covered-table-cell/>
          <table:table-cell table:style-name="Table4.A1" office:value-type="string">
            <text:p text:style-name="P16"> </text:p>
          </table:table-cell>
        </table:table-row>
        <table:table-row table:style-name="Table4.1">
          <table:table-cell table:style-name="Table4.A1" table:number-columns-spanned="4" office:value-type="string">
            <text:p text:style-name="P16">Вид (комната, офис, квартира и иное) и номер помещения (для вида помещения «частный дом» не указывается)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16"> </text:p>
          </table:table-cell>
          <table:covered-table-cell/>
          <table:covered-table-cell/>
        </table:table-row>
        <table:table-row table:style-name="Table4.1">
          <table:table-cell table:style-name="Table4.A1" table:number-columns-spanned="4" office:value-type="string">
            <text:p text:style-name="P16">Дополнение к адресу**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16"> </text:p>
          </table:table-cell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16">Контактные телефоны: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6">Служебный</text:p>
          </table:table-cell>
          <table:table-cell table:style-name="Table4.A1" office:value-type="string">
            <text:p text:style-name="P16">Код</text:p>
          </table:table-cell>
          <table:table-cell table:style-name="Table4.A1" table:number-columns-spanned="2" office:value-type="string">
            <text:p text:style-name="P16"> </text:p>
          </table:table-cell>
          <table:covered-table-cell/>
          <table:table-cell table:style-name="Table4.A1" table:number-columns-spanned="2" office:value-type="string">
            <text:p text:style-name="P16">Номер</text:p>
          </table:table-cell>
          <table:covered-table-cell/>
          <table:table-cell table:style-name="Table4.A1" office:value-type="string">
            <text:p text:style-name="P16"> </text:p>
          </table:table-cell>
        </table:table-row>
        <table:table-row table:style-name="Table4.1">
          <table:table-cell table:style-name="Table4.A1" office:value-type="string">
            <text:p text:style-name="P16">Мобильная связь</text:p>
          </table:table-cell>
          <table:table-cell table:style-name="Table4.A1" office:value-type="string">
            <text:p text:style-name="P16">Код</text:p>
          </table:table-cell>
          <table:table-cell table:style-name="Table4.A1" table:number-columns-spanned="2" office:value-type="string">
            <text:p text:style-name="P16"> </text:p>
          </table:table-cell>
          <table:covered-table-cell/>
          <table:table-cell table:style-name="Table4.A1" table:number-columns-spanned="2" office:value-type="string">
            <text:p text:style-name="P16">Номер</text:p>
          </table:table-cell>
          <table:covered-table-cell/>
          <table:table-cell table:style-name="Table4.A1" office:value-type="string">
            <text:p text:style-name="P16"> </text:p>
          </table:table-cell>
        </table:table-row>
        <table:table-row table:style-name="Table4.1">
          <table:table-cell table:style-name="Table4.A1" office:value-type="string">
            <text:p text:style-name="P16">Электронный адрес<text:line-break/>(www, e-mail)</text:p>
          </table:table-cell>
          <table:table-cell table:style-name="Table4.A1" table:number-columns-spanned="6" office:value-type="string">
            <text:p text:style-name="P16">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8" table:number-columns-spanned="7" office:value-type="string">
            <text:p text:style-name="P16">2. Размер вклада в уставном фонде: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5" office:value-type="string">
            <text:p text:style-name="P17">Вид вклада</text:p>
          </table:table-cell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7">Сумма</text:p>
          </table:table-cell>
          <table:covered-table-cell/>
        </table:table-row>
        <table:table-row table:style-name="Table4.1">
          <table:table-cell table:style-name="Table4.A1" table:number-columns-spanned="5" office:value-type="string">
            <text:p text:style-name="P16">Денежный </text:p>
          </table:table-cell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6"> </text:p>
          </table:table-cell>
          <table:covered-table-cell/>
        </table:table-row>
        <table:table-row table:style-name="Table4.1">
          <table:table-cell table:style-name="Table4.A1" table:number-columns-spanned="5" office:value-type="string">
            <text:p text:style-name="P16">Неденежный</text:p>
          </table:table-cell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6"> </text:p>
          </table:table-cell>
          <table:covered-table-cell/>
        </table:table-row>
        <table:table-row table:style-name="Table4.1">
          <table:table-cell table:style-name="Table4.A1" table:number-columns-spanned="5" office:value-type="string">
            <text:p text:style-name="P16">Всего</text:p>
          </table:table-cell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6"> </text:p>
          </table:table-cell>
          <table:covered-table-cell/>
        </table:table-row>
        <table:table-row table:style-name="Table4.1">
          <table:table-cell table:style-name="Table4.A1" table:number-columns-spanned="3" office:value-type="string">
            <text:p text:style-name="P16">Размер доли в уставном фонде (указывается в виде дроби либо в %)</text:p>
          </table:table-cell>
          <table:covered-table-cell/>
          <table:covered-table-cell/>
          <table:table-cell table:style-name="Table4.A1" table:number-columns-spanned="4" office:value-type="string">
            <text:p text:style-name="P16"> 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3" office:value-type="string">
            <text:p text:style-name="P16">Страна происхождения иностранного инвестора (для собственника имущества (учредителя) коммерческой организации с участием иностранных инвесторов)</text:p>
          </table:table-cell>
          <table:covered-table-cell/>
          <table:covered-table-cell/>
          <table:table-cell table:style-name="Table4.A1" table:number-columns-spanned="4" office:value-type="string">
            <text:p text:style-name="P16"> </text:p>
          </table:table-cell>
          <table:covered-table-cell/>
          <table:covered-table-cell/>
          <table:covered-table-cell/>
        </table:table-row>
      </table:table>
      <text:p text:style-name="P3"> </text:p>
      <text:p text:style-name="P3">Подтверждается, что:</text:p>
      <text:p text:style-name="P3">не имеется неисполненного вступившего в законную силу судебного постановления о взыскании денежных средств и (или) обращении взыскания на иное имущество;</text:p>
      <text:p text:style-name="P3">на дату государственной регистрации не является собственником имущества (участником), руководителем коммерческой организации, в отношении которой принято решение о ликвидации, но процесс ее ликвидации не завершен;</text:p>
      <text:p text:style-name="P3">на дату государственной регистрации не является собственником имущества (участником), руководителем юридического лица, в отношении которого судом, рассматривающим экономические дела, вынесено определение об открытии конкурсного производства и подготовке дела об экономической несостоятельности (банкротстве) к судебному разбирательству или определение об открытии конкурсного производства в деле о <text:s/>несостоятельности или банкротстве;</text:p>
      <text:p text:style-name="P3">на дату государственной регистрации не являлся собственником имущества (участником) юридического лица, задолженность которого была признана безнадежным долгом и списана в соответствии с законодательными актами, с даты исключения которого из Единого государственного регистра юридических лиц и индивидуальных предпринимателей прошло менее трех лет;</text:p>
      <text:p text:style-name="P3">на дату государственной регистрации не являлся собственником имущества (участником), руководителем юридического лица – должника, признанного экономически несостоятельным (банкротом) или банкротом, с даты исключения которого из Единого государственного регистра юридических лиц и индивидуальных предпринимателей прошло менее года;</text:p>
      <text:p text:style-name="P3">не имеется ограничений на обращение за государственной регистрацией в связи с признанием государственной регистрации недействительной;</text:p>
      <text:p text:style-name="P3">законодательством либо судом не установлены иные запреты и ограничения на обращение за государственной регистрацией.</text:p>
      <text:p text:style-name="P3"> </text:p>
      <text:p text:style-name="P6">_________________________________________________________</text:p>
      <text:p text:style-name="P18">(фамилия, собственное имя, отчество (если таковое имеется))***</text:p>
      <text:p text:style-name="P6">________________________________</text:p>
      <text:p text:style-name="P18"><text:soft-page-break/>(подпись)****</text:p>
      <text:p text:style-name="P6">____________________</text:p>
      <text:p text:style-name="P18">(дата)</text:p>
      <text:p text:style-name="P3"> </text:p>
      <text:p text:style-name="P13">______________________________</text:p>
      <text:p text:style-name="P14">*В случае создания дочернего унитарного предприятия лист Б заполняется на унитарное предприятие-учредителя.</text:p>
      <text:p text:style-name="P14">**Заполняется при невозможности указать конкретные сведения о населенном пункте, здании, помещении.</text:p>
      <text:p text:style-name="P14">***Фамилия, собственное имя, отчество (если таковое имеется) указываются полностью.</text:p>
      <text:p text:style-name="P14">****Лист Б подписывается руководителем юридического лица или иным лицом, уполномоченным в соответствии с уставом (учредительным договором – для коммерческой организации, действующей только на основании учредительного договора) или доверенностью действовать от имени этого юридического лица, в присутствии уполномоченного сотрудника регистрирующего органа (нотариуса – в случае представления документов в регистрирующий орган нотариусом), либо подлинность подписи заявителя должна быть засвидетельствована нотариально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p" style:family="paragraph" style:parent-style-name="Standard">
      <style:paragraph-properties fo:margin-top="0.1665in" fo:margin-bottom="0.1665in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noski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3937in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snoskiline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10" style:family="paragraph" style:parent-style-name="Standard">
      <style:paragraph-properties fo:margin-top="0in" fo:margin-bottom="0in" style:contextual-spacing="false" fo:line-height="100%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newncpi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3937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ewncpi0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undline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5909in" fo:margin-left="1.1811in" fo:margin-right="0.5902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виридович Александр Константинович</meta:initial-creator>
    <meta:editing-cycles>15</meta:editing-cycles>
    <meta:creation-date>2023-09-29T13:54:00</meta:creation-date>
    <dc:date>2024-10-02T12:33:13.474706535</dc:date>
    <meta:editing-duration>PT1H2M13S</meta:editing-duration>
    <meta:generator>LibreOffice/7.3.7.2$Linux_X86_64 LibreOffice_project/30$Build-2</meta:generator>
    <meta:document-statistic meta:table-count="4" meta:image-count="0" meta:object-count="0" meta:page-count="7" meta:paragraph-count="380" meta:word-count="2058" meta:character-count="17906" meta:non-whitespace-character-count="15948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